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2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4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4. Activities 01</text:span></text:p>
      <text:list xml:id="list3562835776" text:style-name="WWNum2">
        <text:list-item>
          <text:p text:style-name="P17"><text:bookmark text:name="_dbh0n1vac4c8"/>Exercise 01</text:p>
        </text:list-item>
      </text:list>
      <text:p text:style-name="Standard">Investigate how to create a virtual machine and do a dual installation with Windows 10 and Ubuntu (Linux). This video could help you <text:a xlink:type="simple" xlink:href="https://www.youtube.com/watch?v=nBD4KqH5CT8" text:style-name="ListLabel_20_19" text:visited-style-name="ListLabel_20_19"><text:span text:style-name="T9">https://www.youtube.com/watch?v=nBD4KqH5CT8</text:span></text:a></text:p>
      <text:list xml:id="list3063720898" text:style-name="WWNum1">
        <text:list-item>
          <text:p text:style-name="P6">Share your difficulties and doubts in forum (and how have you solved them) in forum, in order to help your classmates.</text:p>
        </text:list-item>
        <text:list-item>
          <text:p text:style-name="P8">Share a screenshot in forum of your dual boot working :)</text:p>
        </text:list-item>
      </text:list>
      <text:p text:style-name="Standard">Tip 1: You should install first Windows and lastly Ubuntu (Linux). When you do the partitions, Linux should have enough space to be installed.</text:p>
      <text:p text:style-name="Standard">Tip 2: If you don’t have a Windows 10 licence, there is an evaluation version of Windows 10 in <text:a xlink:type="simple" xlink:href="https://www.microsoft.com/en-us/evalcenter/evaluate-windows-10-enterprise" text:style-name="ListLabel_20_19" text:visited-style-name="ListLabel_20_19"><text:span text:style-name="T9">https://www.microsoft.com/en-us/evalcenter/evaluate-windows-10-enterprise</text:span></text:a>, but for our activities you can use any version of Windows 10.</text:p>
      <text:list xml:id="list25118138057311" text:continue-list="list3562835776" text:style-name="WWNum2">
        <text:list-item>
          <text:p text:style-name="P17"><text:bookmark text:name="_jrq5j4it38g2"/>Exercise 02</text:p>
        </text:list-item>
      </text:list>
      <text:p text:style-name="Standard">Install Docker on your machine (you can ask for help in forum) or try to use online <text:a xlink:type="simple" xlink:href="https://labs.play-with-docker.com/" text:style-name="ListLabel_20_19" text:visited-style-name="ListLabel_20_19"><text:span text:style-name="T9">https://labs.play-with-docker.com/</text:span></text:a> to practice with Docker.</text:p>
      <text:p text:style-name="Standard"/>
      <text:p text:style-name="Standard">When you have the environment ready, go to <text:a xlink:type="simple" xlink:href="https://sergarb1.github.io/CursoIntroduccionADocker/" text:style-name="ListLabel_20_19" text:visited-style-name="ListLabel_20_19"><text:span text:style-name="T9">https://sergarb1.github.io/CursoIntroduccionADocker/</text:span></text:a> and do those guided activities:</text:p>
      <text:list xml:id="list2686912810" text:style-name="WWNum3">
        <text:list-item>
          <text:p text:style-name="P7"><text:span text:style-name="T11">In order to obtain Docker and Docker Compose required knowledge in our subject:</text:span></text:p>
          <text:list>
            <text:list-item>
              <text:p text:style-name="P10">All practical cases from unit 3.</text:p>
            </text:list-item>
            <text:list-item>
              <text:p text:style-name="P10">First practical case from unit 4.</text:p>
            </text:list-item>
            <text:list-item>
              <text:p text:style-name="P10">First practical case from unit 5.</text:p>
            </text:list-item>
            <text:list-item>
              <text:p text:style-name="P10">First and second practical cases from unit 6.</text:p>
            </text:list-item>
          </text:list>
        </text:list-item>
        <text:list-item>
          <text:p text:style-name="P9"><text:span text:style-name="T11">Optionally (Not required for our subject, but interesting)</text:span></text:p>
          <text:list>
            <text:list-item>
              <text:p text:style-name="P10">Rest of practical cases from unit 4.</text:p>
            </text:list-item>
            <text:list-item>
              <text:p text:style-name="P10">Rest of practical cases from unit 5.</text:p>
            </text:list-item>
            <text:list-item>
              <text:p text:style-name="P10">Rest of practical cases from unit 6.</text:p>
            </text:list-item>
            <text:list-item>
              <text:p text:style-name="P10">All practical cases from unit 7.</text:p>
            </text:list-item>
            <text:list-item>
              <text:p text:style-name="P11">All practical cases from unit 8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284" meta:character-count="1738" meta:non-whitespace-character-count="1493"/>
    <meta:generator>LibreOfficeDev/6.0.5.2$Linux_X86_64 LibreOffice_project/</meta:generator>
  </office:meta>
</office:document-meta>
</file>